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157cm" fo:min-width="8.511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241cm" fo:min-width="1.626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249cm" fo:min-width="0.919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241cm" fo:min-width="2.4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6" style:family="graphic" style:parent-style-name="objectwithoutfill">
      <style:graphic-properties svg:stroke-width="0.1cm" svg:stroke-color="#106802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8d281e" draw:marker-start-width="0.35cm" draw:marker-end="Arrow" draw:marker-end-width="0.45cm" draw:fill="none" draw:textarea-vertical-align="middle" fo:padding-top="0.175cm" fo:padding-bottom="0.175cm" fo:padding-left="0.3cm" fo:padding-right="0.3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es" fo:country="ES"/>
    </style:style>
    <style:style style:name="P2" style:family="paragraph">
      <style:paragraph-properties fo:text-align="center" style:writing-mode="lr-tb"/>
      <style:text-properties fo:language="es" fo:country="ES"/>
    </style:style>
    <style:style style:name="P3" style:family="paragraph">
      <loext:graphic-properties draw:fill="none"/>
      <style:paragraph-properties fo:text-align="center" style:writing-mode="lr-tb"/>
      <style:text-properties fo:language="es" fo:country="ES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language="es" fo:country="ES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  <style:text-properties fo:color="#c9211e" fo:font-weight="bold" style:font-weight-asian="bold" style:font-weight-complex="bold"/>
    </style:style>
    <style:style style:name="T1" style:family="text">
      <style:text-properties fo:font-size="15pt" fo:language="es" fo:country="ES" style:font-size-asian="15pt" style:font-size-complex="15pt"/>
    </style:style>
    <style:style style:name="T2" style:family="text">
      <style:text-properties fo:font-size="15pt" fo:language="es" fo:country="ES" fo:font-weight="bold" style:font-size-asian="15pt" style:font-weight-asian="bold" style:font-size-complex="15pt" style:font-weight-complex="bold"/>
    </style:style>
    <style:style style:name="T3" style:family="text">
      <style:text-properties fo:color="#c9211e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71cm" svg:height="2.667cm" svg:x="0.38cm" svg:y="1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2.286cm" svg:height="1.651cm" svg:x="0.942cm" svg:y="1.764cm">
          <text:p text:style-name="P2"><text:span text:style-name="T1">Modelo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1.571cm" svg:height="1.651cm" svg:x="3.743cm" svg:y="1.764cm">
          <text:p text:style-name="P2"><text:span text:style-name="T1">Vista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135cm" svg:height="1.651cm" svg:x="5.895cm" svg:y="1.764cm">
          <text:p text:style-name="P2"><text:span text:style-name="T1">Controlado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9.271cm" svg:height="2.667cm" svg:x="0.38cm" svg:y="5.1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6.096cm" svg:height="0.889cm" svg:x="1.967cm" svg:y="0.327cm">
          <draw:text-box>
            <text:p text:style-name="P4"><text:span text:style-name="T2">Capa de presentación</text:span></text:p>
          </draw:text-box>
        </draw:frame>
        <draw:frame draw:style-name="gr5" draw:text-style-name="P5" draw:layer="layout" svg:width="4.88cm" svg:height="0.889cm" svg:x="2.575cm" svg:y="7.928cm">
          <draw:text-box>
            <text:p text:style-name="P4"><text:span text:style-name="T2">Capa de dominio</text:span></text:p>
          </draw:text-box>
        </draw:frame>
        <draw:custom-shape draw:style-name="gr2" draw:text-style-name="P3" xml:id="id2" draw:id="id2" draw:layer="layout" svg:width="2.286cm" svg:height="1.651cm" svg:x="0.943cm" svg:y="5.664cm">
          <text:p text:style-name="P2"><text:span text:style-name="T1">Lógica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2.286cm" svg:height="1.651cm" svg:x="3.644cm" svg:y="5.664cm">
          <text:p text:style-name="P2"><text:span text:style-name="T1">Dato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2.286cm" svg:height="1.651cm" svg:x="6.444cm" svg:y="5.664cm">
          <text:p text:style-name="P2"><text:span text:style-name="T1">Lógica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line" svg:x1="2.085cm" svg:y1="3.415cm" svg:x2="2.086cm" svg:y2="5.664cm" draw:start-shape="id1" draw:start-glue-point="2" draw:end-shape="id2" draw:end-glue-point="0" svg:d="M2085 3415l1 2249" svg:viewBox="0 0 2 2250">
          <text:p/>
        </draw:connector>
        <draw:connector draw:style-name="gr6" draw:text-style-name="P6" draw:layer="layout" draw:type="line" svg:x1="2.085cm" svg:y1="3.415cm" svg:x2="4.787cm" svg:y2="5.664cm" draw:start-shape="id1" draw:start-glue-point="2" draw:end-shape="id3" draw:end-glue-point="0" svg:d="M2085 3415l2702 2249" svg:viewBox="0 0 2703 2250">
          <text:p/>
        </draw:connector>
        <draw:connector draw:style-name="gr7" draw:text-style-name="P7" draw:layer="layout" draw:type="line" svg:x1="7.587cm" svg:y1="5.664cm" svg:x2="4.528cm" svg:y2="3.415cm" draw:start-shape="id4" draw:start-glue-point="0" draw:end-shape="id5" draw:end-glue-point="2" svg:d="M7587 5664l-3059-2249" svg:viewBox="0 0 3060 2250">
          <text:p text:style-name="P4"><text:span text:style-name="T3">X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a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0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36.093000000</meta:creation-date>
    <meta:generator>LibreOffice/6.4.6.2$Linux_X86_64 LibreOffice_project/40$Build-2</meta:generator>
    <dc:date>2020-11-20T20:44:28.661139366</dc:date>
    <meta:editing-duration>PT11M35S</meta:editing-duration>
    <meta:editing-cycles>4</meta:editing-cycles>
    <meta:document-statistic meta:object-count="13"/>
  </office:meta>
</office:document-meta>
</file>